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automatic-styles>
    <style:style style:name="P1"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snap-to-layout-grid="false"/>
      <style:text-properties style:font-name="DejaVu LGC Sans" fo:font-size="13pt" fo:language="es" fo:country="ES" fo:font-style="normal" style:text-underline-style="none" fo:font-weight="normal" style:font-name-asian="Times New Roman" style:font-size-asian="13pt" style:language-asian="ar" style:country-asian="SA" style:font-style-asian="normal" style:font-weight-asian="normal" style:font-name-complex="Arial" style:font-size-complex="13pt" style:font-style-complex="normal" style:font-weight-complex="normal"/>
    </style:style>
    <style:style style:name="P3" style:family="paragraph" style:parent-style-name="Standard">
      <style:paragraph-properties fo:text-align="center" style:justify-single-word="false"/>
      <style:text-properties style:font-name="DejaVu LGC San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Calibri" style:font-size-asian="13pt" style:font-name-complex="Calibri" style:font-size-complex="13pt"/>
    </style:style>
    <style:style style:name="P5" style:family="paragraph" style:parent-style-name="Standard">
      <style:paragraph-properties fo:line-height="100%" fo:text-align="start" style:justify-single-word="false"/>
      <style:text-properties style:use-window-font-color="true" style:font-name="DejaVu Sans" fo:font-size="13pt" fo:font-weight="normal" fo:background-color="transparent" style:font-name-asian="TakaoPGothic" style:font-size-asian="13pt" style:font-name-complex="TakaoPGothic" style:font-size-complex="13pt"/>
    </style:style>
    <style:style style:name="P6" style:family="paragraph" style:parent-style-name="Standard">
      <style:paragraph-properties fo:line-height="100%" fo:text-align="start" style:justify-single-word="false"/>
      <style:text-properties style:font-name="DejaVu Sans" fo:font-size="13pt" style:font-size-asian="13pt" style:font-size-complex="13pt"/>
    </style:style>
    <style:style style:name="P7" style:family="paragraph" style:parent-style-name="Standard">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8" style:family="paragraph" style:parent-style-name="Standard">
      <style:paragraph-properties fo:margin-left="0cm" fo:margin-right="0cm" fo:line-height="100%" fo:text-align="start" style:justify-single-word="false" fo:text-indent="0cm" style:auto-text-indent="false">
        <style:tab-stops>
          <style:tab-stop style:position="0cm"/>
        </style:tab-stops>
      </style:paragraph-properties>
      <style:text-properties style:use-window-font-color="true" style:font-name="DejaVu Sans" fo:font-size="13pt" fo:font-style="normal" style:text-underline-style="none" fo:font-weight="normal" fo:background-color="transparent" style:font-name-asian="TakaoPGothic" style:font-size-asian="13pt" style:font-style-asian="normal" style:font-weight-asian="normal" style:font-name-complex="TakaoPGothic" style:font-size-complex="13pt" style:font-style-complex="normal" style:font-weight-complex="normal"/>
    </style:style>
    <style:style style:name="P9" style:family="paragraph" style:parent-style-name="Standard">
      <style:paragraph-properties fo:text-align="start" style:justify-single-word="false"/>
      <style:text-properties style:font-name="DejaVu LGC Sans" fo:font-size="13pt" fo:font-style="normal" style:text-underline-style="none" fo:font-weight="normal"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style:font-name="DejaVu LGC Sans" fo:font-size="13pt" fo:font-style="normal" style:text-underline-style="none" fo:font-weight="normal" officeooo:paragraph-rsid="001744e5" style:font-size-asian="13pt" style:font-style-asian="normal" style:font-weight-asian="normal" style:font-size-complex="13pt" style:font-style-complex="normal" style:font-weight-complex="normal"/>
    </style:style>
    <style:style style:name="P11" style:family="paragraph" style:parent-style-name="Standard" style:list-style-name="L1">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2" style:family="paragraph" style:parent-style-name="Standard" style:list-style-name="L2">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3" style:family="paragraph" style:parent-style-name="Standard" style:list-style-name="L3">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P14"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DejaVu Sans" fo:font-size="13pt" fo:font-weight="bold" fo:background-color="transparent" style:font-name-asian="TakaoPGothic" style:font-size-asian="13pt" style:font-name-complex="TakaoPGothic"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use-window-font-color="true" fo:font-weight="normal" fo:background-color="transparent" style:font-name-asian="TakaoPGothic" style:font-name-complex="TakaoPGothic"/>
    </style:style>
    <style:style style:name="T6" style:family="text">
      <style:text-properties style:use-window-font-color="true" fo:font-weight="bold" fo:background-color="transparent" style:font-name-asian="TakaoPGothic" style:font-name-complex="TakaoPGothic"/>
    </style:style>
    <style:style style:name="T7" style:family="text">
      <style:text-properties fo:font-weight="normal" style:font-weight-asian="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officeooo:rsid="001744e5"/>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ción Breve de Casos De Usos.</text:p>
      <text:p text:style-name="P1"/>
      <text:p text:style-name="P1"><text:span text:style-name="T2">Caso de </text:span><text:span text:style-name="T3">uso: </text:span>Amigos en Común(by Leandro Gargantini)</text:p>
      <text:p text:style-name="P1"/>
      <text:p text:style-name="P1">Un usuario dentro del sistema tiene una relación de amistad con otro usuario del sistema. Se verifican los usuarios amigos de cada uno, buscando coincidencias de amigos. Si hay 2 o más amigos en común, se notifica la coincidencia a ambos usuarios.</text:p>
      <text:p text:style-name="P1"/>
      <text:p text:style-name="P1"><text:span text:style-name="T2">Caso de uso:</text:span> Solicitud de amistad (by <text:span text:style-name="T4">Jonathan Antolini</text:span>)</text:p>
      <text:p text:style-name="P1"/>
      <text:p text:style-name="P1">Cada usuario a la hora de agregar un nuevo amigo , primero buscara a esa persona , luego le enviara una solicitud , el usuario solicitado debera responder esa solicitud satisfactoriamente o no , de acuerdo si desee ser o no amigo de el usuario demandante. </text:p>
      <text:p text:style-name="P1"/>
      <text:p text:style-name="P1"><text:span text:style-name="T2">Caso de uso:</text:span> Rol de Administrador (by <text:span text:style-name="T4">Jonathan Antolini</text:span>)</text:p>
      <text:p text:style-name="P1"/>
      <text:p text:style-name="P1">El administrador puede realizar distintas actividades , como por ejemplo mirar todos los muros y comentarios de los usuarios , para ello el sistema tiene que verificar que tenga rol de administrador una vez que chequea eso puede darle los permisos necesarios.</text:p>
      <text:p text:style-name="P1"/>
      <text:p text:style-name="P1"><text:span text:style-name="T2">Caso de uso:</text:span> Manejo de permisos (by <text:span text:style-name="T4">Jonathan Antolini</text:span>)</text:p>
      <text:p text:style-name="P1"/>
      <text:p text:style-name="P1">Descripción: Cada usuario realiza su acción ya sea comentar una foto , borrar un comentario suyo , el sistema debe chequear si posee permisos y su rol , para poder ver que tipos de privilegios tiene.</text:p>
      <text:p text:style-name="P1"/>
      <text:p text:style-name="P1"><text:span text:style-name="T2">Caso de uso:</text:span> Control_Ingreso(by Leandro Gargantini)</text:p>
      <text:p text:style-name="P1"/>
      <text:p text:style-name="P1">Cuando un usuario ingresa al sistema, se produce una verificación del usuario, a fin de saber si es un usuario registrado o no. </text:p>
      <text:p text:style-name="P1">Si el usuario no esta registrado, no le permite ingresar al sistema. Si efectivamente es un usuario registrado, se le permite ingresar</text:p>
      <text:p text:style-name="P1"/>
      <text:p text:style-name="P1"><text:span text:style-name="T2">Caso de uso:</text:span> Administrar Muro. (by <text:span text:style-name="T4">Gabriel Lopez</text:span>)</text:p>
      <text:p text:style-name="P1"/>
      <text:p text:style-name="P1">Este caso de uso deberá generar el muro cada vez que se lo soliciten. Deberá buscar y mostrar todas las notificaciones que estén relacionadas con el usuario tales como solicitudes de amistad, etc.</text:p>
      <text:p text:style-name="P1"/>
      <text:p text:style-name="P1"><text:span text:style-name="T2">Caso de uso:</text:span> Alta de Álbum. (by <text:span text:style-name="T4">Gabriel Lopez</text:span>)</text:p>
      <text:p text:style-name="P1"/>
      <text:p text:style-name="P1">Cada usuario tiene la posibilidad de crear álbumes. Los mismo se crean con un nombre, un lugar y una descripción. No existe limite de creación de álbumes por usuarios.</text:p>
      <text:p text:style-name="P1"><text:soft-page-break/></text:p>
      <text:p text:style-name="P1"><text:span text:style-name="T2">Caso de uso:</text:span> Alta Comentario Foto(by Leandro Gargantini)</text:p>
      <text:p text:style-name="P1"/>
      <text:p text:style-name="P1">Cuando un usuario quiere agregar un comentario a una foto, se realiza una verificación de usuario, que incluye una verificación de amistad con el propietario del álbum, y permisos pertinentes proveídos por el propietario del álbum, que le permitan acceder al privilegio.</text:p>
      <text:p text:style-name="P1"/>
      <text:p text:style-name="P1"><text:span text:style-name="T2">Caso de uso:</text:span> Baja de comentarios (by <text:span text:style-name="T4">Jonathan Antolini</text:span>)</text:p>
      <text:p text:style-name="P1"/>
      <text:p text:style-name="P1">Cada usuario tiene permiso a borrar comentarios que el realice o que le escriban en su muro , para eso el sistema tiene que chequear los permisos que posee dicho usuario y realizarle la petición. </text:p>
      <text:p text:style-name="P1"/>
      <text:p text:style-name="P1"><text:span text:style-name="T2">Caso de uso:</text:span> Baja Grupo Amigo(by Leandro Gargantini)</text:p>
      <text:p text:style-name="P1"/>
      <text:p text:style-name="P1">Cuando un usuario, quiere dar de baja un grupo, se realiza una eliminación de los permisos de los usuarios miembros, dentro del grupo confeccionado, y luego, se <text:s/>produce la eliminación del total de los miembros asignados al grupo.</text:p>
      <text:p text:style-name="P1"/>
      <text:p text:style-name="P1"/>
      <text:p text:style-name="P1"><text:span text:style-name="T2">Caso de uso:</text:span> Eliminar Amigo. (by <text:span text:style-name="T4">Gabriel Lopez</text:span>)</text:p>
      <text:p text:style-name="P1"/>
      <text:p text:style-name="P2">Un usuario seleccionará un amigo y lo puede eliminar. Estos dejaran de ser amigos hasta que se envíen nuevas solicitudes. Se eliminara la información relacionada con los permisos y con grupos de amigos.</text:p>
      <text:p text:style-name="P1"/>
      <text:p text:style-name="P1"><text:span text:style-name="T2">Caso de uso:</text:span> Búsqueda de amigos. (by <text:span text:style-name="T4">Gabriel Lopez</text:span>)</text:p>
      <text:p text:style-name="P1"/>
      <text:p text:style-name="P1">Para realizar esta búsqueda se deberá otorgar el nombre y/o el apellido del usuario. Los resultados serán todos los que coincidan con lo pedido. Se mostraran todos los encontrados, ya seas aun amigos del usuario conectado o no. En el primer caso, se le permitirá acceder al muro, y en el otro, se permitirá enviar una solicitud de amistad.</text:p>
      <text:p text:style-name="P1"/>
      <text:p text:style-name="P1"><text:span text:style-name="T2">Caso de uso:</text:span> Registrar Usuario. (by <text:span text:style-name="T4">Marcelo Romagnoli</text:span>)</text:p>
      <text:p text:style-name="P1"/>
      <text:p text:style-name="P1">El ingresante al sitio, en un rol de usuario Invitado, solicita al sistema el alta como Usuario del mismo, registrandose ingresando datos pertinentes.</text:p>
      <text:p text:style-name="P1"/>
      <text:p text:style-name="P1"/>
      <text:p text:style-name="P1"/>
      <text:p text:style-name="P1"/>
      <text:p text:style-name="P1"><text:span text:style-name="T2">Caso de uso:</text:span> Modificar Grupo Amigo. (by <text:span text:style-name="T4">Marcelo Romagnoli</text:span>)</text:p>
      <text:p text:style-name="P1"/>
      <text:p text:style-name="P1">El Usuario puede cambiar alguna propiedad relacionada con el Grupo de <text:soft-page-break/>Amigos que creo, y alterar la configuración del mismo.</text:p>
      <text:p text:style-name="P1"/>
      <text:p text:style-name="P1"><text:span text:style-name="T2">Caso de uso:</text:span> Cambiar Miembros Grupos. (by <text:span text:style-name="T4">Marcelo Romagnoli</text:span>)</text:p>
      <text:p text:style-name="P1"/>
      <text:p text:style-name="P1">El usuario puede modificar la disposición y el número de miembros de los Grupos de Amigos.</text:p>
      <text:p text:style-name="P1"/>
      <text:p text:style-name="P1"><text:span text:style-name="T2">Caso de uso:</text:span> Eliminar Álbum Foto. (by <text:span text:style-name="T4">Marcelo Romagnoli</text:span>)</text:p>
      <text:p text:style-name="P1"/>
      <text:p text:style-name="P1">El usuario solicita la remoción permanente de un album de fotos. Esta opción no se puede volver atrás.</text:p>
      <text:p text:style-name="P1"/>
      <text:p text:style-name="P1"><text:span text:style-name="T2">Caso de uso:</text:span> Manejar Notificación. (by <text:span text:style-name="T4">Marcelo Romagnoli</text:span>)</text:p>
      <text:p text:style-name="P1"/>
      <text:p text:style-name="P1">El sistema realiza las tareas de administrador de las notificaciones dentro del sistema entre y para los usuarios.</text:p>
      <text:p text:style-name="P1"/>
      <text:p text:style-name="P1"><text:span text:style-name="T2">Caso de uso:</text:span> Enviar Notificación. (by <text:span text:style-name="T4">Marcelo Romagnoli</text:span>)</text:p>
      <text:p text:style-name="P1"/>
      <text:p text:style-name="P1">El sistema envia a el/los usuario/s las notificaciones de nuevos sucesos y actividades entre sus usuarios Amigos.</text:p>
      <text:p text:style-name="P1"/>
      <text:p text:style-name="P1"><text:span text:style-name="T2">Caso de uso:</text:span> Recibir Notificación. (by <text:span text:style-name="T4">Marcelo Romagnoli</text:span>)</text:p>
      <text:p text:style-name="P1"/>
      <text:p text:style-name="P1">El usuario reconoce el recibimiento de una notificación.</text:p>
      <text:p text:style-name="P1"><text:span text:style-name="T2">Caso de uso:</text:span> Enviar Email. (by <text:span text:style-name="T4">Marcelo Romagnoli</text:span>)</text:p>
      <text:p text:style-name="P1"/>
      <text:p text:style-name="P1">Se le envia un correo electronico al usuario informandole de su notificación nueva.</text:p>
      <text:p text:style-name="P1"/>
      <text:p text:style-name="P10"><text:span text:style-name="T2">Caso de uso:</text:span> <text:span text:style-name="T9">Administrar Página Principal</text:span>. (by <text:span text:style-name="T4">Marcelo Romagnoli</text:span>)</text:p>
      <text:p text:style-name="P10"/>
      <text:p text:style-name="P10"><text:span text:style-name="T9">Se realizan las actualizaciones pertinentes en la Página Principal del Usuario con información de las actividades de los Amigos</text:span></text:p>
      <text:p text:style-name="P1"/>
      <text:list xml:id="list1350298661" text:style-name="L1">
        <text:list-header>
          <text:p text:style-name="P11">C<text:span text:style-name="T1">aso de Uso:</text:span> <text:span text:style-name="T7">Crear de Grupo de amigos (by Martín Gavasci)</text:span></text:p>
        </text:list-header>
      </text:list>
      <text:p text:style-name="P4"/>
      <text:p text:style-name="P5">Cada usuario tendrá la posibilidad de crear grupos de amigos, y asignar diferentes tipos de permisos, para poder clasificar a sus amigos según sea conveniente para el usuario. </text:p>
      <text:p text:style-name="P4"/>
      <text:list xml:id="list1864303018" text:style-name="L2">
        <text:list-header>
          <text:p text:style-name="P12"><text:span text:style-name="T1">Caso de Uso:</text:span> <text:span text:style-name="T8">Incluir Amigos al Grupo de amigos creado (by Martín Gavasci)</text:span></text:p>
        </text:list-header>
      </text:list>
      <text:p text:style-name="P4"/>
      <text:p text:style-name="P5">El usuario seleccionará a los amigos que desea incluir en el grupo de amigos creado previamente.</text:p>
      <text:p text:style-name="P4"/>
      <text:list xml:id="list972356993" text:style-name="L3">
        <text:list-header>
          <text:p text:style-name="P13"><text:span text:style-name="T1">Caso de Uso:</text:span> <text:span text:style-name="T7">Asignar permisos al Grupo de amigos (by Martín Gavasci)</text:span></text:p>
        </text:list-header>
      </text:list>
      <text:p text:style-name="P4"><text:soft-page-break/></text:p>
      <text:p text:style-name="P5">El usuario deberá asignar permisos de acceso y visibilidad a los usuarios pertenecientes al grupo de usuarios.</text:p>
      <text:p text:style-name="P4"/>
      <text:list xml:id="list127187577" text:style-name="L4">
        <text:list-header>
          <text:p text:style-name="P14"><text:span text:style-name="T1">Caso de Uso:</text:span> <text:span text:style-name="T7">Modificar Álbum de Fotos (by Martín Gavasci)</text:span></text:p>
        </text:list-header>
      </text:list>
      <text:p text:style-name="P7"/>
      <text:p text:style-name="P6"><text:span text:style-name="T5">En caso de que el usuario desee modificar alguna propiedad de alguno de sus Álbumes de fotos el sistema deberá verificar la existencia del álbum, que el usuario que solicito el cambio sea el propietario, y además la asignación de permisos de ese usuario, luego realiza la modificación.</text:span><text:span text:style-name="T6"> </text:span></text:p>
      <text:p text:style-name="P7"/>
      <text:list xml:id="list248040223" text:continue-numbering="true" text:style-name="L4">
        <text:list-header>
          <text:p text:style-name="P14"><text:span text:style-name="T1">Caso de Uso:</text:span> <text:span text:style-name="T7">Administrar Página Principal (by Martín Gavasci)</text:span></text:p>
        </text:list-header>
      </text:list>
      <text:p text:style-name="P7"/>
      <text:p text:style-name="P8">El Administrador tendrá la posibilidad <text:s/>de eliminar fotos, álbumes, <text:s/>comentarios pertenecientes a cualquier usuario de UM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 svg:font-family="Calibri"/>
    <style:font-face style:name="Symbol" svg:font-family="Symbol"/>
    <style:font-face style:name="TakaoPGothic" svg:font-family="TakaoPGothic"/>
    <style:font-face style:name="Times New Roman" svg:font-family="'Times New Roman'" style:font-family-generic="roman" style:font-pitch="variable"/>
    <style:font-face style:name="Arial" svg:font-family="Arial" style:font-family-generic="swiss" style:font-pitch="variable"/>
    <style:font-face style:name="DejaVu LGC Sans" svg:font-family="'DejaVu LGC Sans'" style:font-family-generic="swiss" style:font-pitch="variable"/>
    <style:font-face style:name="DejaVu Sans" svg:font-family="'DejaVu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Condensed" style:font-size-asian="10.5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8T23:12:26</meta:creation-date>
    <dc:date>2011-04-24T19:14:48</dc:date>
    <meta:editing-duration>PT16H03M36S</meta:editing-duration>
    <meta:editing-cycles>26</meta:editing-cycles>
    <meta:generator>OpenOffice.org/3.2$Linux OpenOffice.org_project/320m19$Build-9505</meta:generator>
    <dc:creator>marce </dc:creator>
    <meta:document-statistic meta:table-count="0" meta:image-count="0" meta:object-count="0" meta:page-count="4" meta:paragraph-count="54" meta:word-count="999" meta:character-count="6068"/>
  </office:meta>
</office:document-meta>
</file>